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2-10-16_01-43-33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2-10-16_01-43-37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2-10-16_08-38-28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2-10-16_17-04-34_000.jpg</text:p>
          </table:table-cell>
          <table:table-cell table:style-name="ce28" office:value-type="string">
            <text:p>:m RES #*# / free# JVEMV6 83#_4:1 / 83. chemistry / topics=有機化学,w=ジクロロブテン；カルボニル基；ケトン；スルホン酸,s=~,i=~,other=~,doc=f-9#R.1-0:r-1-1~1.1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RES #*# / free# JVEMV6 83#_4:1 / 83. chemistry / topics=有機化学,w=ジクロロブテン；カルボニル基；ケトン；スルホン酸,s=~,i=~,other=~,doc=f-9#R.1-0:r-1-1~1.1">
            <text:p>:m RES #*# / free# JVEMV6 83#_4:1 / 83. chemistry / topics=有機化学,w=ジクロロブテン；カルボニル基；ケトン；スルホン酸,s=~,i=~,other=~,doc=f-9#R.1-0:r-1-1~1.1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2-10-16_18-19-01_000.jpg</text:p>
          </table:table-cell>
          <table:table-cell table:style-name="ce20" office:value-type="string">
            <text:p>:m :guitar #*# / session-memo / p.1:genre=melody,tuning=1:5-2:4-3:1h-4:1,key=D,for=アルペジオ,file-piece-id=~,capo=2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:guitar #*# / session-memo / p.1:genre=melody,tuning=1:5-2:4-3:1h-4:1,key=D,for=アルペジオ,file-piece-id=~,capo=2,musescore=~">
            <text:p>:m :guitar #*# / session-memo / p.1:genre=melody,tuning=1:5-2:4-3:1h-4:1,key=D,for=アルペジオ,file-piece-id=~,capo=2,musescore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float" office:value="0">
            <text:p>0</text:p>
          </table:table-cell>
          <table:table-cell table:style-name="ce10" table:formula="of:=RIGHT([.B7];[.K7])" office:value-type="float" office:value="0">
            <text:p>#VALUE!</text:p>
          </table:table-cell>
          <table:table-cell table:style-name="ce53" table:formula="of:=FIND(&quot;.&quot;;[.B7];1)" office:value-type="float" office:value="0">
            <text:p>#VALUE!</text:p>
          </table:table-cell>
          <table:table-cell table:formula="of:=LEN([.B7])" office:value-type="float" office:value="0">
            <text:p>0</text:p>
          </table:table-cell>
          <table:table-cell table:formula="of:=[.J7]-[.I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float" office:value="0">
            <text:p>0</text:p>
          </table:table-cell>
          <table:table-cell table:style-name="ce10" table:formula="of:=RIGHT([.B8];[.K8])" office:value-type="float" office:value="0">
            <text:p>#VALUE!</text:p>
          </table:table-cell>
          <table:table-cell table:style-name="ce53" table:formula="of:=FIND(&quot;.&quot;;[.B8];1)" office:value-type="float" office:value="0">
            <text:p>#VALUE!</text:p>
          </table:table-cell>
          <table:table-cell table:formula="of:=LEN([.B8])" office:value-type="float" office:value="0">
            <text:p>0</text:p>
          </table:table-cell>
          <table:table-cell table:formula="of:=[.J8]-[.I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float" office:value="0">
            <text:p>0</text:p>
          </table:table-cell>
          <table:table-cell table:style-name="ce10" table:formula="of:=RIGHT([.B9];[.K9])" office:value-type="float" office:value="0">
            <text:p>#VALUE!</text:p>
          </table:table-cell>
          <table:table-cell table:style-name="ce53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2" table:contains-header="false">
          <table:sort>
            <table:sort-by table:field-number="7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7">2022/10/17</text:date>, <text:time>10:00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17T10:00:57.31</dc:date>
    <dc:creator>iwabuchi ken</dc:creator>
    <meta:editing-duration>P49DT20H47M54S</meta:editing-duration>
    <meta:editing-cycles>16262</meta:editing-cycles>
    <meta:document-statistic meta:table-count="2" meta:cell-count="907" meta:object-count="0"/>
    <meta:user-defined meta:name="qrichtext">1</meta:user-defined>
  </office:meta>
</office:document-meta>
</file>